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67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83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3.25cm" svg:height="2.117cm" svg:x="14.75cm" svg:y="17.5cm">
            <text:p text:style-name="P1">X = 1.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14.75cm" svg:y="19.617cm">
            <text:p text:style-name="P1">e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3.25cm" svg:height="2.117cm" svg:x="8cm" svg:y="14.5cm">
            <text:p text:style-name="P1">X = 0.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8cm" svg:y="16.617cm">
            <text:p text:style-name="P1">e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25cm" svg:height="2.117cm" svg:x="2cm" svg:y="9.5cm">
            <text:p text:style-name="P1">X = 100.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2cm" svg:y="11.617cm">
            <text:p text:style-name="P1">e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3.25cm" svg:height="2.25cm" svg:x="12.5cm" svg:y="6.75cm">
          <text:p text:style-name="P1">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4.125cm" svg:y1="9cm" svg:x2="12.568cm" svg:y2="25.602cm" draw:start-shape="id1" draw:start-glue-point="2" draw:end-shape="id2" draw:end-glue-point="3" svg:d="M14125 9000c0 9562-1093 7968-1718 9728s-782 6874 161 6874" svg:viewBox="0 0 2227 16603">
          <text:p/>
        </draw:connector>
        <draw:connector draw:style-name="gr5" draw:text-style-name="P2" draw:layer="layout" draw:type="curve" svg:x1="3.625cm" svg:y1="13.75cm" svg:x2="8cm" svg:y2="16.625cm" draw:start-shape="id3" draw:start-glue-point="2" draw:end-shape="id4" svg:d="M3625 13750c0 1917 1458 2875 4375 2875" svg:viewBox="0 0 4376 2876">
          <text:p/>
        </draw:connector>
        <draw:connector draw:style-name="gr6" draw:text-style-name="P2" draw:layer="layout" draw:type="curve" svg:x1="9.625cm" svg:y1="18.75cm" svg:x2="14.75cm" svg:y2="19.625cm" draw:start-shape="id4" draw:start-glue-point="2" draw:end-shape="id5" draw:end-glue-point="3" svg:d="M9625 18750c0 584 1708 875 5125 875" svg:viewBox="0 0 5126 876">
          <text:p/>
        </draw:connector>
        <draw:frame draw:style-name="gr7" draw:text-style-name="P3" draw:layer="layout" svg:width="5.75cm" svg:height="1.75cm" svg:x="11.75cm" svg:y="25.5cm">
          <draw:text-box>
            <text:p>Null</text:p>
          </draw:text-box>
        </draw:frame>
        <draw:connector draw:style-name="gr8" draw:text-style-name="P2" xml:id="id2" draw:id="id2" draw:layer="layout" draw:type="curve" svg:x1="16.375cm" svg:y1="21.75cm" svg:x2="12.568cm" svg:y2="25.602cm" draw:start-shape="id5" draw:start-glue-point="2" svg:d="M16375 21750c0 3264-3807 1338-3807 3852" svg:viewBox="0 0 3808 3853">
          <text:p/>
        </draw:connector>
        <draw:frame draw:style-name="gr9" draw:text-style-name="P3" draw:layer="layout" svg:width="9.75cm" svg:height="2.2cm" svg:x="1cm" svg:y="26.5cm">
          <draw:text-box>
            <text:p>Pratham</text:p>
            <text:p>Assignment5q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0:41:54.634941976</meta:creation-date>
    <dc:date>2023-10-07T21:34:50.574756833</dc:date>
    <meta:editing-duration>PT8M38S</meta:editing-duration>
    <meta:editing-cycles>2</meta:editing-cycles>
    <meta:generator>LibreOffice/7.3.7.2$Linux_X86_64 LibreOffice_project/30$Build-2</meta:generator>
    <meta:document-statistic meta:object-count="16"/>
  </office:meta>
</office:document-meta>
</file>